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6.9122in" svg:y="0.2591in">
            <draw:object draw:notify-on-update-of-ranges="Sheet1.B2:Sheet1.B54 Sheet1.G2:Sheet1.G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ast time</text:p>
          </table:table-cell>
          <table:table-cell office:value-type="string" calcext:value-type="string">
            <text:p>current time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initial velocity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initial height</text:p>
          </table:table-cell>
          <table:table-cell office:value-type="string" calcext:value-type="string">
            <text:p>current heigh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]-[.A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2]+(9.8*[.C2])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IF(([.F2]-([.D2]*[.C2])-(0.5*9.8*[.C2]^2)) &gt; 0; [.F2]-([.D2]*[.C2])-(0.5*9.8*[.C2]^2); 0)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]-[.A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3]+(9.8*[.C3])" office:value-type="float" office:value="9.8" calcext:value-type="float">
            <text:p>9.8</text:p>
          </table:table-cell>
          <table:table-cell office:value-type="float" office:value="500" calcext:value-type="float">
            <text:p>500</text:p>
          </table:table-cell>
          <table:table-cell table:formula="of:=IF(([.F3]-([.D3]*[.C3])-(0.5*9.8*[.C3]^2)) &gt; 0; [.F3]-([.D3]*[.C3])-(0.5*9.8*[.C3]^2); 0)" office:value-type="float" office:value="495.1" calcext:value-type="float">
            <text:p>495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4]-[.A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4]+(9.8*[.C4])" office:value-type="float" office:value="19.6" calcext:value-type="float">
            <text:p>19.6</text:p>
          </table:table-cell>
          <table:table-cell office:value-type="float" office:value="500" calcext:value-type="float">
            <text:p>500</text:p>
          </table:table-cell>
          <table:table-cell table:formula="of:=IF(([.F4]-([.D4]*[.C4])-(0.5*9.8*[.C4]^2)) &gt; 0; [.F4]-([.D4]*[.C4])-(0.5*9.8*[.C4]^2); 0)" office:value-type="float" office:value="480.4" calcext:value-type="float">
            <text:p>480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5]-[.A5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5]+(9.8*[.C5])" office:value-type="float" office:value="29.4" calcext:value-type="float">
            <text:p>29.4</text:p>
          </table:table-cell>
          <table:table-cell office:value-type="float" office:value="500" calcext:value-type="float">
            <text:p>500</text:p>
          </table:table-cell>
          <table:table-cell table:formula="of:=IF(([.F5]-([.D5]*[.C5])-(0.5*9.8*[.C5]^2)) &gt; 0; [.F5]-([.D5]*[.C5])-(0.5*9.8*[.C5]^2); 0)" office:value-type="float" office:value="455.9" calcext:value-type="float">
            <text:p>455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6]-[.A6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6]+(9.8*[.C6])" office:value-type="float" office:value="39.2" calcext:value-type="float">
            <text:p>39.2</text:p>
          </table:table-cell>
          <table:table-cell office:value-type="float" office:value="500" calcext:value-type="float">
            <text:p>500</text:p>
          </table:table-cell>
          <table:table-cell table:formula="of:=IF(([.F6]-([.D6]*[.C6])-(0.5*9.8*[.C6]^2)) &gt; 0; [.F6]-([.D6]*[.C6])-(0.5*9.8*[.C6]^2); 0)" office:value-type="float" office:value="421.6" calcext:value-type="float">
            <text:p>421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7]-[.A7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7]+(9.8*[.C7])"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table:formula="of:=IF(([.F7]-([.D7]*[.C7])-(0.5*9.8*[.C7]^2)) &gt; 0; [.F7]-([.D7]*[.C7])-(0.5*9.8*[.C7]^2); 0)" office:value-type="float" office:value="377.5" calcext:value-type="float">
            <text:p>377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8]-[.A8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8]+(9.8*[.C8])" office:value-type="float" office:value="58.8" calcext:value-type="float">
            <text:p>58.8</text:p>
          </table:table-cell>
          <table:table-cell office:value-type="float" office:value="500" calcext:value-type="float">
            <text:p>500</text:p>
          </table:table-cell>
          <table:table-cell table:formula="of:=IF(([.F8]-([.D8]*[.C8])-(0.5*9.8*[.C8]^2)) &gt; 0; [.F8]-([.D8]*[.C8])-(0.5*9.8*[.C8]^2); 0)" office:value-type="float" office:value="323.6" calcext:value-type="float">
            <text:p>323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9]-[.A9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9]+(9.8*[.C9])" office:value-type="float" office:value="68.6" calcext:value-type="float">
            <text:p>68.6</text:p>
          </table:table-cell>
          <table:table-cell office:value-type="float" office:value="500" calcext:value-type="float">
            <text:p>500</text:p>
          </table:table-cell>
          <table:table-cell table:formula="of:=IF(([.F9]-([.D9]*[.C9])-(0.5*9.8*[.C9]^2)) &gt; 0; [.F9]-([.D9]*[.C9])-(0.5*9.8*[.C9]^2); 0)" office:value-type="float" office:value="259.9" calcext:value-type="float">
            <text:p>259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10]-[.A10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0]+(9.8*[.C10])" office:value-type="float" office:value="78.4" calcext:value-type="float">
            <text:p>78.4</text:p>
          </table:table-cell>
          <table:table-cell office:value-type="float" office:value="500" calcext:value-type="float">
            <text:p>500</text:p>
          </table:table-cell>
          <table:table-cell table:formula="of:=IF(([.F10]-([.D10]*[.C10])-(0.5*9.8*[.C10]^2)) &gt; 0; [.F10]-([.D10]*[.C10])-(0.5*9.8*[.C10]^2); 0)" office:value-type="float" office:value="186.4" calcext:value-type="float">
            <text:p>186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11]-[.A11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D11]+(9.8*[.C11])" office:value-type="float" office:value="88.2" calcext:value-type="float">
            <text:p>88.2</text:p>
          </table:table-cell>
          <table:table-cell office:value-type="float" office:value="500" calcext:value-type="float">
            <text:p>500</text:p>
          </table:table-cell>
          <table:table-cell table:formula="of:=IF(([.F11]-([.D11]*[.C11])-(0.5*9.8*[.C11]^2)) &gt; 0; [.F11]-([.D11]*[.C11])-(0.5*9.8*[.C11]^2); 0)" office:value-type="float" office:value="103.1" calcext:value-type="float">
            <text:p>103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2]-[.A1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12]+(9.8*[.C12])" office:value-type="float" office:value="98" calcext:value-type="float">
            <text:p>98</text:p>
          </table:table-cell>
          <table:table-cell office:value-type="float" office:value="500" calcext:value-type="float">
            <text:p>500</text:p>
          </table:table-cell>
          <table:table-cell table:formula="of:=IF(([.F12]-([.D12]*[.C12])-(0.5*9.8*[.C12]^2)) &gt; 0; [.F12]-([.D12]*[.C12])-(0.5*9.8*[.C12]^2); 0)" office:value-type="float" office:value="9.99999999999994" calcext:value-type="float">
            <text:p>9.999999999999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13]-[.A13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D13]+(9.8*[.C13])" office:value-type="float" office:value="107.8" calcext:value-type="float">
            <text:p>107.8</text:p>
          </table:table-cell>
          <table:table-cell office:value-type="float" office:value="500" calcext:value-type="float">
            <text:p>500</text:p>
          </table:table-cell>
          <table:table-cell table:formula="of:=IF(([.F13]-([.D13]*[.C13])-(0.5*9.8*[.C13]^2)) &gt; 0; [.F13]-([.D13]*[.C13])-(0.5*9.8*[.C13]^2)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formula="of:=[.B14]-[.A14]" office:value-type="float" office:value="0" calcext:value-type="float">
            <text:p>0</text:p>
          </table:table-cell>
          <table:table-cell office:value-type="float" office:value="-70.6" calcext:value-type="float">
            <text:p>-70.6</text:p>
          </table:table-cell>
          <table:table-cell table:formula="of:=[.D14]+(9.8*[.C14])" office:value-type="float" office:value="-70.6" calcext:value-type="float">
            <text:p>-70.6</text:p>
          </table:table-cell>
          <table:table-cell office:value-type="float" office:value="0" calcext:value-type="float">
            <text:p>0</text:p>
          </table:table-cell>
          <table:table-cell table:formula="of:=[.F14]-([.D14]*[.C14])-(0.5*9.8*[.C14]^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B15]-[.A15]" office:value-type="float" office:value="1" calcext:value-type="float">
            <text:p>1</text:p>
          </table:table-cell>
          <table:table-cell office:value-type="float" office:value="-70.6" calcext:value-type="float">
            <text:p>-70.6</text:p>
          </table:table-cell>
          <table:table-cell table:formula="of:=[.D15]+(9.8*[.C15])" office:value-type="float" office:value="-60.8" calcext:value-type="float">
            <text:p>-60.8</text:p>
          </table:table-cell>
          <table:table-cell office:value-type="float" office:value="0" calcext:value-type="float">
            <text:p>0</text:p>
          </table:table-cell>
          <table:table-cell table:formula="of:=[.F15]-([.D15]*[.C15])-(0.5*9.8*[.C15]^2)" office:value-type="float" office:value="65.7" calcext:value-type="float">
            <text:p>65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[.B16]-[.A16]" office:value-type="float" office:value="2" calcext:value-type="float">
            <text:p>2</text:p>
          </table:table-cell>
          <table:table-cell office:value-type="float" office:value="-70.6" calcext:value-type="float">
            <text:p>-70.6</text:p>
          </table:table-cell>
          <table:table-cell table:formula="of:=[.D16]+(9.8*[.C16])" office:value-type="float" office:value="-51" calcext:value-type="float">
            <text:p>-51</text:p>
          </table:table-cell>
          <table:table-cell office:value-type="float" office:value="0" calcext:value-type="float">
            <text:p>0</text:p>
          </table:table-cell>
          <table:table-cell table:formula="of:=[.F16]-([.D16]*[.C16])-(0.5*9.8*[.C16]^2)" office:value-type="float" office:value="121.6" calcext:value-type="float">
            <text:p>121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17]-[.A17]" office:value-type="float" office:value="3" calcext:value-type="float">
            <text:p>3</text:p>
          </table:table-cell>
          <table:table-cell office:value-type="float" office:value="-70.6" calcext:value-type="float">
            <text:p>-70.6</text:p>
          </table:table-cell>
          <table:table-cell table:formula="of:=[.D17]+(9.8*[.C17])" office:value-type="float" office:value="-41.2" calcext:value-type="float">
            <text:p>-41.2</text:p>
          </table:table-cell>
          <table:table-cell office:value-type="float" office:value="0" calcext:value-type="float">
            <text:p>0</text:p>
          </table:table-cell>
          <table:table-cell table:formula="of:=[.F17]-([.D17]*[.C17])-(0.5*9.8*[.C17]^2)" office:value-type="float" office:value="167.7" calcext:value-type="float">
            <text:p>167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18]-[.A18]" office:value-type="float" office:value="4" calcext:value-type="float">
            <text:p>4</text:p>
          </table:table-cell>
          <table:table-cell office:value-type="float" office:value="-70.6" calcext:value-type="float">
            <text:p>-70.6</text:p>
          </table:table-cell>
          <table:table-cell table:formula="of:=[.D18]+(9.8*[.C18])" office:value-type="float" office:value="-31.4" calcext:value-type="float">
            <text:p>-31.4</text:p>
          </table:table-cell>
          <table:table-cell office:value-type="float" office:value="0" calcext:value-type="float">
            <text:p>0</text:p>
          </table:table-cell>
          <table:table-cell table:formula="of:=[.F18]-([.D18]*[.C18])-(0.5*9.8*[.C18]^2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19]-[.A19]" office:value-type="float" office:value="5" calcext:value-type="float">
            <text:p>5</text:p>
          </table:table-cell>
          <table:table-cell office:value-type="float" office:value="-70.6" calcext:value-type="float">
            <text:p>-70.6</text:p>
          </table:table-cell>
          <table:table-cell table:formula="of:=[.D19]+(9.8*[.C19])" office:value-type="float" office:value="-21.6" calcext:value-type="float">
            <text:p>-21.6</text:p>
          </table:table-cell>
          <table:table-cell office:value-type="float" office:value="0" calcext:value-type="float">
            <text:p>0</text:p>
          </table:table-cell>
          <table:table-cell table:formula="of:=[.F19]-([.D19]*[.C19])-(0.5*9.8*[.C19]^2)" office:value-type="float" office:value="230.5" calcext:value-type="float">
            <text:p>230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0]-[.A20]" office:value-type="float" office:value="6" calcext:value-type="float">
            <text:p>6</text:p>
          </table:table-cell>
          <table:table-cell office:value-type="float" office:value="-70.6" calcext:value-type="float">
            <text:p>-70.6</text:p>
          </table:table-cell>
          <table:table-cell table:formula="of:=[.D20]+(9.8*[.C20])" office:value-type="float" office:value="-11.8" calcext:value-type="float">
            <text:p>-11.8</text:p>
          </table:table-cell>
          <table:table-cell office:value-type="float" office:value="0" calcext:value-type="float">
            <text:p>0</text:p>
          </table:table-cell>
          <table:table-cell table:formula="of:=[.F20]-([.D20]*[.C20])-(0.5*9.8*[.C20]^2)" office:value-type="float" office:value="247.2" calcext:value-type="float">
            <text:p>247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21]-[.A21]" office:value-type="float" office:value="7" calcext:value-type="float">
            <text:p>7</text:p>
          </table:table-cell>
          <table:table-cell office:value-type="float" office:value="-70.6" calcext:value-type="float">
            <text:p>-70.6</text:p>
          </table:table-cell>
          <table:table-cell table:formula="of:=[.D21]+(9.8*[.C21])" office:value-type="float" office:value="-1.99999999999999" calcext:value-type="float">
            <text:p>-1.99999999999999</text:p>
          </table:table-cell>
          <table:table-cell office:value-type="float" office:value="0" calcext:value-type="float">
            <text:p>0</text:p>
          </table:table-cell>
          <table:table-cell table:formula="of:=[.F21]-([.D21]*[.C21])-(0.5*9.8*[.C21]^2)" office:value-type="float" office:value="254.1" calcext:value-type="float">
            <text:p>254.1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[.B22]-[.A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22]+(9.8*[.C22])" office:value-type="float" office:value="0" calcext:value-type="float">
            <text:p>0</text:p>
          </table:table-cell>
          <table:table-cell office:value-type="float" office:value="251.2" calcext:value-type="float">
            <text:p>251.2</text:p>
          </table:table-cell>
          <table:table-cell table:formula="of:=IF(([.F22]-([.D22]*[.C22])-(0.5*9.8*[.C22]^2)) &gt; 0; [.F22]-([.D22]*[.C22])-(0.5*9.8*[.C22]^2); 0)" office:value-type="float" office:value="251.2" calcext:value-type="float">
            <text:p>251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[.B23]-[.A2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3]+(9.8*[.C23])" office:value-type="float" office:value="9.8" calcext:value-type="float">
            <text:p>9.8</text:p>
          </table:table-cell>
          <table:table-cell office:value-type="float" office:value="251.2" calcext:value-type="float">
            <text:p>251.2</text:p>
          </table:table-cell>
          <table:table-cell table:formula="of:=IF(([.F23]-([.D23]*[.C23])-(0.5*9.8*[.C23]^2)) &gt; 0; [.F23]-([.D23]*[.C23])-(0.5*9.8*[.C23]^2); 0)" office:value-type="float" office:value="246.3" calcext:value-type="float">
            <text:p>246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[.B24]-[.A2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24]+(9.8*[.C24])" office:value-type="float" office:value="19.6" calcext:value-type="float">
            <text:p>19.6</text:p>
          </table:table-cell>
          <table:table-cell office:value-type="float" office:value="251.2" calcext:value-type="float">
            <text:p>251.2</text:p>
          </table:table-cell>
          <table:table-cell table:formula="of:=IF(([.F24]-([.D24]*[.C24])-(0.5*9.8*[.C24]^2)) &gt; 0; [.F24]-([.D24]*[.C24])-(0.5*9.8*[.C24]^2); 0)" office:value-type="float" office:value="231.6" calcext:value-type="float">
            <text:p>231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[.B25]-[.A25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25]+(9.8*[.C25])" office:value-type="float" office:value="29.4" calcext:value-type="float">
            <text:p>29.4</text:p>
          </table:table-cell>
          <table:table-cell office:value-type="float" office:value="251.2" calcext:value-type="float">
            <text:p>251.2</text:p>
          </table:table-cell>
          <table:table-cell table:formula="of:=IF(([.F25]-([.D25]*[.C25])-(0.5*9.8*[.C25]^2)) &gt; 0; [.F25]-([.D25]*[.C25])-(0.5*9.8*[.C25]^2); 0)" office:value-type="float" office:value="207.1" calcext:value-type="float">
            <text:p>207.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formula="of:=[.B26]-[.A26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26]+(9.8*[.C26])" office:value-type="float" office:value="39.2" calcext:value-type="float">
            <text:p>39.2</text:p>
          </table:table-cell>
          <table:table-cell office:value-type="float" office:value="251.2" calcext:value-type="float">
            <text:p>251.2</text:p>
          </table:table-cell>
          <table:table-cell table:formula="of:=IF(([.F26]-([.D26]*[.C26])-(0.5*9.8*[.C26]^2)) &gt; 0; [.F26]-([.D26]*[.C26])-(0.5*9.8*[.C26]^2); 0)" office:value-type="float" office:value="172.8" calcext:value-type="float">
            <text:p>172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[.B27]-[.A27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27]+(9.8*[.C27])" office:value-type="float" office:value="49" calcext:value-type="float">
            <text:p>49</text:p>
          </table:table-cell>
          <table:table-cell office:value-type="float" office:value="251.2" calcext:value-type="float">
            <text:p>251.2</text:p>
          </table:table-cell>
          <table:table-cell table:formula="of:=IF(([.F27]-([.D27]*[.C27])-(0.5*9.8*[.C27]^2)) &gt; 0; [.F27]-([.D27]*[.C27])-(0.5*9.8*[.C27]^2); 0)" office:value-type="float" office:value="128.7" calcext:value-type="float">
            <text:p>128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formula="of:=[.B28]-[.A28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28]+(9.8*[.C28])" office:value-type="float" office:value="58.8" calcext:value-type="float">
            <text:p>58.8</text:p>
          </table:table-cell>
          <table:table-cell office:value-type="float" office:value="251.2" calcext:value-type="float">
            <text:p>251.2</text:p>
          </table:table-cell>
          <table:table-cell table:formula="of:=IF(([.F28]-([.D28]*[.C28])-(0.5*9.8*[.C28]^2)) &gt; 0; [.F28]-([.D28]*[.C28])-(0.5*9.8*[.C28]^2); 0)" office:value-type="float" office:value="74.8" calcext:value-type="float">
            <text:p>74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formula="of:=[.B29]-[.A29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D29]+(9.8*[.C29])" office:value-type="float" office:value="68.6" calcext:value-type="float">
            <text:p>68.6</text:p>
          </table:table-cell>
          <table:table-cell office:value-type="float" office:value="251.2" calcext:value-type="float">
            <text:p>251.2</text:p>
          </table:table-cell>
          <table:table-cell table:formula="of:=IF(([.F29]-([.D29]*[.C29])-(0.5*9.8*[.C29]^2)) &gt; 0; [.F29]-([.D29]*[.C29])-(0.5*9.8*[.C29]^2); 0)" office:value-type="float" office:value="11.1" calcext:value-type="float">
            <text:p>11.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formula="of:=[.B30]-[.A30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30]+(9.8*[.C30])" office:value-type="float" office:value="78.4" calcext:value-type="float">
            <text:p>78.4</text:p>
          </table:table-cell>
          <table:table-cell office:value-type="float" office:value="251.2" calcext:value-type="float">
            <text:p>251.2</text:p>
          </table:table-cell>
          <table:table-cell table:formula="of:=IF(([.F30]-([.D30]*[.C30])-(0.5*9.8*[.C30]^2)) &gt; 0; [.F30]-([.D30]*[.C30])-(0.5*9.8*[.C30]^2)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table:formula="of:=[.B31]-[.A31]" office:value-type="float" office:value="0" calcext:value-type="float">
            <text:p>0</text:p>
          </table:table-cell>
          <table:table-cell office:value-type="float" office:value="-54" calcext:value-type="float">
            <text:p>-54</text:p>
          </table:table-cell>
          <table:table-cell table:formula="of:=[.D31]+(9.8*[.C31])" office:value-type="float" office:value="-54" calcext:value-type="float">
            <text:p>-54</text:p>
          </table:table-cell>
          <table:table-cell office:value-type="float" office:value="0" calcext:value-type="float">
            <text:p>0</text:p>
          </table:table-cell>
          <table:table-cell table:formula="of:=[.F31]-([.D31]*[.C31])-(0.5*9.8*[.C31]^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formula="of:=[.B32]-[.A32]"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table:formula="of:=[.D32]+(9.8*[.C32])" office:value-type="float" office:value="-44.2" calcext:value-type="float">
            <text:p>-44.2</text:p>
          </table:table-cell>
          <table:table-cell office:value-type="float" office:value="0" calcext:value-type="float">
            <text:p>0</text:p>
          </table:table-cell>
          <table:table-cell table:formula="of:=[.F32]-([.D32]*[.C32])-(0.5*9.8*[.C32]^2)" office:value-type="float" office:value="49.1" calcext:value-type="float">
            <text:p>49.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formula="of:=[.B33]-[.A33]" office:value-type="float" office:value="2" calcext:value-type="float">
            <text:p>2</text:p>
          </table:table-cell>
          <table:table-cell office:value-type="float" office:value="-54" calcext:value-type="float">
            <text:p>-54</text:p>
          </table:table-cell>
          <table:table-cell table:formula="of:=[.D33]+(9.8*[.C33])" office:value-type="float" office:value="-34.4" calcext:value-type="float">
            <text:p>-34.4</text:p>
          </table:table-cell>
          <table:table-cell office:value-type="float" office:value="0" calcext:value-type="float">
            <text:p>0</text:p>
          </table:table-cell>
          <table:table-cell table:formula="of:=[.F33]-([.D33]*[.C33])-(0.5*9.8*[.C33]^2)" office:value-type="float" office:value="88.4" calcext:value-type="float">
            <text:p>88.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formula="of:=[.B34]-[.A34]" office:value-type="float" office:value="3" calcext:value-type="float">
            <text:p>3</text:p>
          </table:table-cell>
          <table:table-cell office:value-type="float" office:value="-54" calcext:value-type="float">
            <text:p>-54</text:p>
          </table:table-cell>
          <table:table-cell table:formula="of:=[.D34]+(9.8*[.C34])" office:value-type="float" office:value="-24.6" calcext:value-type="float">
            <text:p>-24.6</text:p>
          </table:table-cell>
          <table:table-cell office:value-type="float" office:value="0" calcext:value-type="float">
            <text:p>0</text:p>
          </table:table-cell>
          <table:table-cell table:formula="of:=[.F34]-([.D34]*[.C34])-(0.5*9.8*[.C34]^2)" office:value-type="float" office:value="117.9" calcext:value-type="float">
            <text:p>117.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formula="of:=[.B35]-[.A35]" office:value-type="float" office:value="4" calcext:value-type="float">
            <text:p>4</text:p>
          </table:table-cell>
          <table:table-cell office:value-type="float" office:value="-54" calcext:value-type="float">
            <text:p>-54</text:p>
          </table:table-cell>
          <table:table-cell table:formula="of:=[.D35]+(9.8*[.C35])" office:value-type="float" office:value="-14.8" calcext:value-type="float">
            <text:p>-14.8</text:p>
          </table:table-cell>
          <table:table-cell office:value-type="float" office:value="0" calcext:value-type="float">
            <text:p>0</text:p>
          </table:table-cell>
          <table:table-cell table:formula="of:=[.F35]-([.D35]*[.C35])-(0.5*9.8*[.C35]^2)" office:value-type="float" office:value="137.6" calcext:value-type="float">
            <text:p>137.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formula="of:=[.B36]-[.A36]" office:value-type="float" office:value="5" calcext:value-type="float">
            <text:p>5</text:p>
          </table:table-cell>
          <table:table-cell office:value-type="float" office:value="-54" calcext:value-type="float">
            <text:p>-54</text:p>
          </table:table-cell>
          <table:table-cell table:formula="of:=[.D36]+(9.8*[.C36])"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formula="of:=[.F36]-([.D36]*[.C36])-(0.5*9.8*[.C36]^2)" office:value-type="float" office:value="147.5" calcext:value-type="float">
            <text:p>147.5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table:formula="of:=[.B37]-[.A3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37]+(9.8*[.C37])" office:value-type="float" office:value="0" calcext:value-type="float">
            <text:p>0</text:p>
          </table:table-cell>
          <table:table-cell office:value-type="float" office:value="147.6" calcext:value-type="float">
            <text:p>147.6</text:p>
          </table:table-cell>
          <table:table-cell table:formula="of:=IF(([.F37]-([.D37]*[.C37])-(0.5*9.8*[.C37]^2)) &gt; 0; [.F37]-([.D37]*[.C37])-(0.5*9.8*[.C37]^2); 0)" office:value-type="float" office:value="147.6" calcext:value-type="float">
            <text:p>147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formula="of:=[.B38]-[.A3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38]+(9.8*[.C38])" office:value-type="float" office:value="9.8" calcext:value-type="float">
            <text:p>9.8</text:p>
          </table:table-cell>
          <table:table-cell office:value-type="float" office:value="147.6" calcext:value-type="float">
            <text:p>147.6</text:p>
          </table:table-cell>
          <table:table-cell table:formula="of:=IF(([.F38]-([.D38]*[.C38])-(0.5*9.8*[.C38]^2)) &gt; 0; [.F38]-([.D38]*[.C38])-(0.5*9.8*[.C38]^2); 0)" office:value-type="float" office:value="142.7" calcext:value-type="float">
            <text:p>142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formula="of:=[.B39]-[.A3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39]+(9.8*[.C39])" office:value-type="float" office:value="19.6" calcext:value-type="float">
            <text:p>19.6</text:p>
          </table:table-cell>
          <table:table-cell office:value-type="float" office:value="147.6" calcext:value-type="float">
            <text:p>147.6</text:p>
          </table:table-cell>
          <table:table-cell table:formula="of:=IF(([.F39]-([.D39]*[.C39])-(0.5*9.8*[.C39]^2)) &gt; 0; [.F39]-([.D39]*[.C39])-(0.5*9.8*[.C39]^2); 0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formula="of:=[.B40]-[.A40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40]+(9.8*[.C40])" office:value-type="float" office:value="29.4" calcext:value-type="float">
            <text:p>29.4</text:p>
          </table:table-cell>
          <table:table-cell office:value-type="float" office:value="147.6" calcext:value-type="float">
            <text:p>147.6</text:p>
          </table:table-cell>
          <table:table-cell table:formula="of:=IF(([.F40]-([.D40]*[.C40])-(0.5*9.8*[.C40]^2)) &gt; 0; [.F40]-([.D40]*[.C40])-(0.5*9.8*[.C40]^2); 0)" office:value-type="float" office:value="103.5" calcext:value-type="float">
            <text:p>103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formula="of:=[.B41]-[.A41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41]+(9.8*[.C41])" office:value-type="float" office:value="39.2" calcext:value-type="float">
            <text:p>39.2</text:p>
          </table:table-cell>
          <table:table-cell office:value-type="float" office:value="147.6" calcext:value-type="float">
            <text:p>147.6</text:p>
          </table:table-cell>
          <table:table-cell table:formula="of:=IF(([.F41]-([.D41]*[.C41])-(0.5*9.8*[.C41]^2)) &gt; 0; [.F41]-([.D41]*[.C41])-(0.5*9.8*[.C41]^2); 0)" office:value-type="float" office:value="69.2" calcext:value-type="float">
            <text:p>69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formula="of:=[.B42]-[.A42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42]+(9.8*[.C42])" office:value-type="float" office:value="49" calcext:value-type="float">
            <text:p>49</text:p>
          </table:table-cell>
          <table:table-cell office:value-type="float" office:value="147.6" calcext:value-type="float">
            <text:p>147.6</text:p>
          </table:table-cell>
          <table:table-cell table:formula="of:=IF(([.F42]-([.D42]*[.C42])-(0.5*9.8*[.C42]^2)) &gt; 0; [.F42]-([.D42]*[.C42])-(0.5*9.8*[.C42]^2); 0)" office:value-type="float" office:value="25.1" calcext:value-type="float">
            <text:p>25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formula="of:=[.B43]-[.A43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43]+(9.8*[.C43])" office:value-type="float" office:value="58.8" calcext:value-type="float">
            <text:p>58.8</text:p>
          </table:table-cell>
          <table:table-cell office:value-type="float" office:value="147.6" calcext:value-type="float">
            <text:p>147.6</text:p>
          </table:table-cell>
          <table:table-cell table:formula="of:=IF(([.F43]-([.D43]*[.C43])-(0.5*9.8*[.C43]^2)) &gt; 0; [.F43]-([.D43]*[.C43])-(0.5*9.8*[.C43]^2); 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table:formula="of:=[.B44]-[.A44]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formula="of:=[.D44]+(9.8*[.C44])" office:value-type="float" office:value="-42" calcext:value-type="float">
            <text:p>-42</text:p>
          </table:table-cell>
          <table:table-cell office:value-type="float" office:value="0" calcext:value-type="float">
            <text:p>0</text:p>
          </table:table-cell>
          <table:table-cell table:formula="of:=IF(([.F44]-([.D44]*[.C44])-(0.5*9.8*[.C44]^2)) &gt; 0; [.F44]-([.D44]*[.C44])-(0.5*9.8*[.C44]^2)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formula="of:=[.B45]-[.A45]"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table:formula="of:=[.D45]+(9.8*[.C45])" office:value-type="float" office:value="-32.2" calcext:value-type="float">
            <text:p>-32.2</text:p>
          </table:table-cell>
          <table:table-cell office:value-type="float" office:value="0" calcext:value-type="float">
            <text:p>0</text:p>
          </table:table-cell>
          <table:table-cell table:formula="of:=IF(([.F45]-([.D45]*[.C45])-(0.5*9.8*[.C45]^2)) &gt; 0; [.F45]-([.D45]*[.C45])-(0.5*9.8*[.C45]^2); 0)" office:value-type="float" office:value="37.1" calcext:value-type="float">
            <text:p>37.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[.B46]-[.A46]" office:value-type="float" office:value="2" calcext:value-type="float">
            <text:p>2</text:p>
          </table:table-cell>
          <table:table-cell office:value-type="float" office:value="-42" calcext:value-type="float">
            <text:p>-42</text:p>
          </table:table-cell>
          <table:table-cell table:formula="of:=[.D46]+(9.8*[.C46])" office:value-type="float" office:value="-22.4" calcext:value-type="float">
            <text:p>-22.4</text:p>
          </table:table-cell>
          <table:table-cell office:value-type="float" office:value="0" calcext:value-type="float">
            <text:p>0</text:p>
          </table:table-cell>
          <table:table-cell table:formula="of:=IF(([.F46]-([.D46]*[.C46])-(0.5*9.8*[.C46]^2)) &gt; 0; [.F46]-([.D46]*[.C46])-(0.5*9.8*[.C46]^2); 0)" office:value-type="float" office:value="64.4" calcext:value-type="float">
            <text:p>64.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formula="of:=[.B47]-[.A47]" office:value-type="float" office:value="3" calcext:value-type="float">
            <text:p>3</text:p>
          </table:table-cell>
          <table:table-cell office:value-type="float" office:value="-42" calcext:value-type="float">
            <text:p>-42</text:p>
          </table:table-cell>
          <table:table-cell table:formula="of:=[.D47]+(9.8*[.C47])" office:value-type="float" office:value="-12.6" calcext:value-type="float">
            <text:p>-12.6</text:p>
          </table:table-cell>
          <table:table-cell office:value-type="float" office:value="0" calcext:value-type="float">
            <text:p>0</text:p>
          </table:table-cell>
          <table:table-cell table:formula="of:=IF(([.F47]-([.D47]*[.C47])-(0.5*9.8*[.C47]^2)) &gt; 0; [.F47]-([.D47]*[.C47])-(0.5*9.8*[.C47]^2); 0)" office:value-type="float" office:value="81.9" calcext:value-type="float">
            <text:p>81.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formula="of:=[.B48]-[.A48]" office:value-type="float" office:value="4" calcext:value-type="float">
            <text:p>4</text:p>
          </table:table-cell>
          <table:table-cell office:value-type="float" office:value="-42" calcext:value-type="float">
            <text:p>-42</text:p>
          </table:table-cell>
          <table:table-cell table:formula="of:=[.D48]+(9.8*[.C48])" office:value-type="float" office:value="-2.8" calcext:value-type="float">
            <text:p>-2.8</text:p>
          </table:table-cell>
          <table:table-cell office:value-type="float" office:value="0" calcext:value-type="float">
            <text:p>0</text:p>
          </table:table-cell>
          <table:table-cell table:formula="of:=IF(([.F48]-([.D48]*[.C48])-(0.5*9.8*[.C48]^2)) &gt; 0; [.F48]-([.D48]*[.C48])-(0.5*9.8*[.C48]^2); 0)" office:value-type="float" office:value="89.6" calcext:value-type="float">
            <text:p>89.6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table:formula="of:=[.B49]-[.A4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49]+(9.8*[.C49])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table:formula="of:=IF(([.F49]-([.D49]*[.C49])-(0.5*9.8*[.C49]^2)) &gt; 0; [.F49]-([.D49]*[.C49])-(0.5*9.8*[.C49]^2); 0)" office:value-type="float" office:value="87.5" calcext:value-type="float">
            <text:p>87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formula="of:=[.B50]-[.A5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50]+(9.8*[.C50])" office:value-type="float" office:value="9.8" calcext:value-type="float">
            <text:p>9.8</text:p>
          </table:table-cell>
          <table:table-cell office:value-type="float" office:value="87.5" calcext:value-type="float">
            <text:p>87.5</text:p>
          </table:table-cell>
          <table:table-cell table:formula="of:=IF(([.F50]-([.D50]*[.C50])-(0.5*9.8*[.C50]^2)) &gt; 0; [.F50]-([.D50]*[.C50])-(0.5*9.8*[.C50]^2); 0)" office:value-type="float" office:value="82.6" calcext:value-type="float">
            <text:p>82.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formula="of:=[.B51]-[.A5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51]+(9.8*[.C51])" office:value-type="float" office:value="19.6" calcext:value-type="float">
            <text:p>19.6</text:p>
          </table:table-cell>
          <table:table-cell office:value-type="float" office:value="87.5" calcext:value-type="float">
            <text:p>87.5</text:p>
          </table:table-cell>
          <table:table-cell table:formula="of:=IF(([.F51]-([.D51]*[.C51])-(0.5*9.8*[.C51]^2)) &gt; 0; [.F51]-([.D51]*[.C51])-(0.5*9.8*[.C51]^2); 0)" office:value-type="float" office:value="67.9" calcext:value-type="float">
            <text:p>67.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[.B52]-[.A5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52]+(9.8*[.C52])" office:value-type="float" office:value="29.4" calcext:value-type="float">
            <text:p>29.4</text:p>
          </table:table-cell>
          <table:table-cell office:value-type="float" office:value="87.5" calcext:value-type="float">
            <text:p>87.5</text:p>
          </table:table-cell>
          <table:table-cell table:formula="of:=IF(([.F52]-([.D52]*[.C52])-(0.5*9.8*[.C52]^2)) &gt; 0; [.F52]-([.D52]*[.C52])-(0.5*9.8*[.C52]^2); 0)" office:value-type="float" office:value="43.4" calcext:value-type="float">
            <text:p>43.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formula="of:=[.B53]-[.A53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53]+(9.8*[.C53])" office:value-type="float" office:value="39.2" calcext:value-type="float">
            <text:p>39.2</text:p>
          </table:table-cell>
          <table:table-cell office:value-type="float" office:value="87.5" calcext:value-type="float">
            <text:p>87.5</text:p>
          </table:table-cell>
          <table:table-cell table:formula="of:=IF(([.F53]-([.D53]*[.C53])-(0.5*9.8*[.C53]^2)) &gt; 0; [.F53]-([.D53]*[.C53])-(0.5*9.8*[.C53]^2); 0)" office:value-type="float" office:value="9.09999999999999" calcext:value-type="float">
            <text:p>9.0999999999999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formula="of:=[.B54]-[.A54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54]+(9.8*[.C54])" office:value-type="float" office:value="49" calcext:value-type="float">
            <text:p>49</text:p>
          </table:table-cell>
          <table:table-cell office:value-type="float" office:value="87.5" calcext:value-type="float">
            <text:p>87.5</text:p>
          </table:table-cell>
          <table:table-cell table:formula="of:=IF(([.F54]-([.D54]*[.C54])-(0.5*9.8*[.C54]^2)) &gt; 0; [.F54]-([.D54]*[.C54])-(0.5*9.8*[.C54]^2); 0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Tahoma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ar" style:country-complex="EG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22:30:59.192946215</meta:creation-date>
    <dc:date>2022-07-21T00:18:48.258416572</dc:date>
    <meta:editing-duration>PT45M27S</meta:editing-duration>
    <meta:editing-cycles>1</meta:editing-cycles>
    <meta:document-statistic meta:table-count="1" meta:cell-count="378" meta:object-count="1"/>
    <meta:generator>LibreOffice/7.3.4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4.201cm" style:legend-expansion="high" chart:style-name="ch2"/>
        <chart:plot-area chart:style-name="ch3" table:cell-range-address="Sheet1.B2:Sheet1.B54 Sheet1.G2:Sheet1.G54" chart:data-source-has-labels="column" svg:x="0.32cm" svg:y="0.18cm" svg:width="12.481cm" svg:height="8.64cm">
          <chart:coordinate-region svg:x="1.127cm" svg:y="0.38cm" svg:width="11.674cm" svg:height="7.648cm"/>
          <chart:axis chart:dimension="x" chart:name="primary-x" chart:style-name="ch4" chartooo:axis-type="auto">
            <chartooo:date-scale/>
            <chart:categories table:cell-range-address="Sheet1.B2:Sheet1.B5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54" chart:class="chart:line">
            <chart:data-point chart:repeated="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2:Sheet1.B54</svg:desc>
                </draw:g>
              </table:table-cell>
              <table:table-cell office:value-type="float" office:value="500">
                <text:p>500</text:p>
                <draw:g>
                  <svg:desc>Sheet1.G2:Sheet1.G5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95.1">
                <text:p>495.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80.4">
                <text:p>480.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5.9">
                <text:p>455.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21.6">
                <text:p>421.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77.5">
                <text:p>377.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23.6">
                <text:p>323.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59.9">
                <text:p>259.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6.4">
                <text:p>186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3.1">
                <text:p>103.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99999999999994">
                <text:p>9.9999999999999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67.7">
                <text:p>167.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30.5">
                <text:p>230.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47.2">
                <text:p>247.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54.1">
                <text:p>254.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1.2">
                <text:p>251.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46.3">
                <text:p>246.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31.6">
                <text:p>231.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07.1">
                <text:p>207.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28.7">
                <text:p>128.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7.9">
                <text:p>117.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37.6">
                <text:p>137.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47.5">
                <text:p>147.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47.6">
                <text:p>147.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42.7">
                <text:p>142.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03.5">
                <text:p>103.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81.9">
                <text:p>81.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9.09999999999999">
                <text:p>9.0999999999999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